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5424" officeooo:paragraph-rsid="00075424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75424" officeooo:paragraph-rsid="00075424"/>
    </style:style>
    <style:style style:name="P3" style:family="paragraph" style:parent-style-name="Standard">
      <style:paragraph-properties fo:text-align="end" style:justify-single-word="false"/>
      <style:text-properties fo:language="fr" fo:country="FR" officeooo:rsid="00075424" officeooo:paragraph-rsid="00075424"/>
    </style:style>
    <style:style style:name="P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language="fr" fo:country="FR" officeooo:rsid="000ed39b" officeooo:paragraph-rsid="000ed39b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language="fr" fo:country="FR" officeooo:rsid="000e81c9" officeooo:paragraph-rsid="000ed39b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0e4b85" officeooo:paragraph-rsid="000e4b85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0e4b85" officeooo:paragraph-rsid="001d5952"/>
    </style:style>
    <style:style style:name="P8" style:family="paragraph" style:parent-style-name="Standard">
      <style:paragraph-properties fo:text-align="end" style:justify-single-word="false"/>
      <style:text-properties fo:language="fr" fo:country="FR" officeooo:rsid="00075424" officeooo:paragraph-rsid="00075424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075424" officeooo:paragraph-rsid="00075424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075424" officeooo:paragraph-rsid="000e4b85"/>
    </style:style>
    <style:style style:name="P11" style:family="paragraph" style:parent-style-name="Standard">
      <style:paragraph-properties fo:text-align="start" style:justify-single-word="false"/>
      <style:text-properties fo:language="fr" fo:country="FR" officeooo:rsid="000e81c9" officeooo:paragraph-rsid="000e81c9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0e81c9" officeooo:paragraph-rsid="00116172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paragraph-rsid="000e81c9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fr" fo:country="FR" officeooo:rsid="000e81c9" officeooo:paragraph-rsid="000e81c9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fr" fo:country="FR" officeooo:rsid="000e81c9" officeooo:paragraph-rsid="000ed39b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fr" fo:country="FR" officeooo:paragraph-rsid="000e81c9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language="fr" fo:country="FR" officeooo:paragraph-rsid="000ed39b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fr" fo:country="FR" officeooo:paragraph-rsid="000e81c9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fr" fo:country="FR" officeooo:paragraph-rsid="000ed39b"/>
    </style:style>
    <style:style style:name="P20" style:family="paragraph" style:parent-style-name="Table_20_Contents">
      <style:text-properties fo:font-weight="bold"/>
    </style:style>
    <style:style style:name="P21" style:family="paragraph" style:parent-style-name="Table_20_Contents">
      <style:paragraph-properties fo:text-align="start" style:justify-single-word="false"/>
      <style:text-properties fo:language="fr" fo:country="FR" fo:font-weight="bold" officeooo:rsid="00075424" officeooo:paragraph-rsid="001a6b28"/>
    </style:style>
    <style:style style:name="P22" style:family="paragraph" style:parent-style-name="Table_20_Contents">
      <style:paragraph-properties fo:text-align="start" style:justify-single-word="false"/>
      <style:text-properties fo:language="fr" fo:country="FR" fo:font-weight="normal" officeooo:rsid="00075424" officeooo:paragraph-rsid="001a6b28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language="fr" fo:country="FR" officeooo:rsid="00075424" officeooo:paragraph-rsid="001a6b28"/>
    </style:style>
    <style:style style:name="T1" style:family="text">
      <style:text-properties officeooo:rsid="0008be6a"/>
    </style:style>
    <style:style style:name="T2" style:family="text">
      <style:text-properties fo:language="fr" fo:country="FR"/>
    </style:style>
    <style:style style:name="T3" style:family="text">
      <style:text-properties officeooo:rsid="000e81c9"/>
    </style:style>
    <style:style style:name="T4" style:family="text">
      <style:text-properties officeooo:rsid="000ed39b"/>
    </style:style>
    <style:style style:name="T5" style:family="text">
      <style:text-properties officeooo:rsid="000f0071"/>
    </style:style>
    <style:style style:name="T6" style:family="text">
      <style:text-properties officeooo:rsid="0015e8bf"/>
    </style:style>
    <style:style style:name="T7" style:family="text">
      <style:text-properties officeooo:rsid="0015fed8"/>
    </style:style>
    <style:style style:name="T8" style:family="text">
      <style:text-properties officeooo:rsid="0018a3b0"/>
    </style:style>
    <style:style style:name="T9" style:family="text">
      <style:text-properties officeooo:rsid="001c69da"/>
    </style:style>
    <style:style style:name="T10" style:family="text">
      <style:text-properties officeooo:rsid="001d59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 Juillet 2019</text:p>
      <text:p text:style-name="P3"/>
      <text:p text:style-name="P3">Friedrichstrasse 16, 72072,</text:p>
      <text:p text:style-name="P3">Tübingen, Allemagne</text:p>
      <text:p text:style-name="P3">Phone: +33 (0)6 48 36 37 42</text:p>
      <text:p text:style-name="P1"><text:span text:style-name="T2">Email: </text:span><text:a xlink:type="simple" xlink:href="mailto:maximilien.naveau@gmail.com" text:style-name="Internet_20_link" text:visited-style-name="Visited_20_Internet_20_Link"><text:span text:style-name="T2">maximilien.naveau@gmail.com</text:span></text:a></text:p>
      <text:p text:style-name="P2"/>
      <text:p text:style-name="P2"><text:span text:style-name="T1">A l’attention de: </text:span>Mesdames, Messieurs, les membres du jury,</text:p>
      <text:p text:style-name="P2"/>
      <text:p text:style-name="P2">Objet: candidature <text:span text:style-name="T1">pour le concours externes d’ingenieur de recherche (numero 40).</text:span></text:p>
      <text:p text:style-name="P2"/>
      <text:p text:style-name="P7">Je suis actuellement Post-Doc dans le group<text:span text:style-name="T9">e</text:span> "Machines in Motion" au sein d<text:span text:style-name="T10">u</text:span> "<text:span text:style-name="T10">Max Planck Institute for Intelligent Systems</text:span>". Je <text:span text:style-name="T10">m’adresse</text:span> <text:span text:style-name="T10">à</text:span> vous pour candidater au poste d’ing<text:span text:style-name="T10">é</text:span>nieur che<text:span text:style-name="T10">r</text:span>cheurs au sein du <text:span text:style-name="T6">Laboratoire d'analyse et d'architecture des systèmes.</text:span></text:p>
      <text:p text:style-name="P6"/>
      <text:p text:style-name="P6"/>
      <text:p text:style-name="P11">Pourquoi je souhaite aller au LAAS?</text:p>
      <text:p text:style-name="P14">- robot humanoides fonctionnel et commande en couple</text:p>
      <text:p text:style-name="P15">- <text:span text:style-name="T4">c est un laboratoire public,</text:span></text:p>
      <text:p text:style-name="P4">- je souhaite travaille<text:span text:style-name="T8">r</text:span> pour des etablissement public et me mettre au service des chercheurs.</text:p>
      <text:p text:style-name="P5">- <text:span text:style-name="T4">la robotiques necessites enormement de ressources en termes de developpement logiciel. (j ai pu le constater pendant ma these, aide de Matthieu Herrb sur l integration de la Motion Capture).</text:span></text:p>
      <text:p text:style-name="P5">- <text:span text:style-name="T4">j ai plaisir a developper des outils durable pour les chercheurs (RAI)</text:span></text:p>
      <text:p text:style-name="P5">-</text:p>
      <text:p text:style-name="P16"/>
      <text:p text:style-name="P16"/>
      <text:p text:style-name="P11">Presenter les point pertinant du CV:</text:p>
      <text:p text:style-name="P12">ACTIVITES PRINCIPALES :</text:p>
      <text:p text:style-name="P13"><text:span text:style-name="T3">- </text:span>Réaliser l'intégration de logiciels pour la robotique, particulièrement pour la robotique humanoïde:</text:p>
      <text:p text:style-name="P16">- <text:span text:style-name="T3">these sur HRP-2</text:span></text:p>
      <text:p text:style-name="P16">- <text:span text:style-name="T3">[travail sur Athena et le torque control]</text:span></text:p>
      <text:p text:style-name="P16">- <text:span text:style-name="T3">travail sur le quadruped.</text:span></text:p>
      <text:p text:style-name="P18">- Conduire le déploiement des applications:</text:p>
      <text:p text:style-name="P16">- <text:span text:style-name="T4">integration de diverse experience sur le robot hrp-2, [experiences faites durant ma these]</text:span></text:p>
      <text:p text:style-name="P17">- <text:span text:style-name="T4">quadruped, [encadrement d’un interne Avadesh Meduri planner Brahayam].</text:span></text:p>
      <text:p text:style-name="P17">- <text:span text:style-name="T4">hopper evaluation des performances du nouveau systeme en collectant et sauvegardant les donnees.</text:span></text:p>
      <text:p text:style-name="P18"/>
      <text:p text:style-name="P19"><text:span text:style-name="T3">- </text:span>Encadrer les équipes de développement:</text:p>
      <text:p text:style-name="P19"><text:tab/>- <text:span text:style-name="T7">j ai participer a plusieurs projets de developement sur du code recherche. Encadrement de doctorant, thesard et internes. (Expliquer le projet d’avadesh, manon, ...).</text:span></text:p>
      <text:p text:style-name="P19">- Animer et gérer les environnements de développements collaboratifs</text:p>
      <text:p text:style-name="P17">- <text:span text:style-name="T4">co-Administrator of the gitlab server in MPI-IS</text:span></text:p>
      <text:p text:style-name="P19">- Mettre à jour les environnements logiciels bas niveau des robots (pilotes et systèmes d'exploitation)</text:p>
      <text:p text:style-name="P17">- <text:span text:style-name="T5">passage de xenomai a rt-prempt et utilisation d’une library qui encapsule les fonctionnalites des diffrents OS ((rt-)thread, mutex, read and write to ports).</text:span></text:p>
      <text:p text:style-name="P17">- <text:span text:style-name="T5">installation de rt-preempt sur les blmc robots.</text:span></text:p>
      <text:p text:style-name="P17"/>
      <text:p text:style-name="P19">ACTIVITES ASSOCIEES :</text:p>
      <text:p text:style-name="P19"><text:soft-page-break/>- Former les utilisateurs des robots<text:line-break/><text:tab/>- <text:line-break/>- Faire de la vulgarisation auprès du grand public<text:line-break/><text:line-break/>- Assurer de la veille technologique et scientifique sur les architectures de calcul embarqués, et sur les concepts et méthodes autour des logiciels embarquées temps-réel en robotique</text:p>
      <text:p text:style-name="P19"/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21">Compétences :</text:p>
      <text:p text:style-name="P22">Savoirs généraux, théoriques ou disciplinaires :<text:line-break/>- Bonne connaissance des méthodes de génération de mouvements des robots humanoïdes<text:line-break/>- Connaissance approfondie des techniques de programmation et d'optimisation<text:line-break/>- Connaissance générale des systèmes temps-réel<text:line-break/>- Connaissance générale de bibliothèques de programmes de calcul scientifique (eigen, numpy)<text:line-break/><text:line-break/>Savoir-faire opérationnels:<text:line-break/>- Pratique du développement système sous Linux<text:line-break/>- Pratique du C++ et de Python<text:line-break/>- Pratique des environnements de développement collaboratifs : gitlab, github, systèmes d'intégration continue, gestion de versions, système de packaging<text:line-break/>- Pratique de ROS (ros-control, développement de paquets)<text:line-break/>- Développement/Maintenance de robots<text:line-break/>- Sens du travail en équipe et bonne connaissance des méthodes de conduite de projet<text:line-break/>- Anglais : Niveau B2 selon le référentiel commun européen pour les langues</text:p>
      <text:p text:style-name="P22"/>
      <text:p text:style-name="P23"/>
      <text:p text:style-name="P2"/>
      <text:p text:style-name="P10">Veuillez agréer, Mesdames, Messieurs, les membres du jury, l'expression de mes meilleurs sentiments.</text:p>
      <text:p text:style-name="P10"/>
      <text:p text:style-name="P6">Maximilien Navea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6:40:57.172408722</meta:creation-date>
    <meta:generator>LibreOffice/5.1.6.2$Linux_X86_64 LibreOffice_project/10m0$Build-2</meta:generator>
    <dc:date>2019-06-30T14:31:55.949657415</dc:date>
    <meta:editing-duration>P2DT1H36M17S</meta:editing-duration>
    <meta:editing-cycles>12</meta:editing-cycles>
    <meta:document-statistic meta:table-count="0" meta:image-count="0" meta:object-count="0" meta:page-count="2" meta:paragraph-count="39" meta:word-count="515" meta:character-count="3481" meta:non-whitespace-character-count="2998"/>
  </office:meta>
</office:document-meta>
</file>